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72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iedy cichnie gwar,</text:span><text:span text:style-name="T1"><text:line-break/></text:span><text:span text:style-name="T2">ppp</text:span><text:span text:style-name="T1"><text:line-break/></text:span><text:span text:style-name="T1">wszystko kończy się</text:span><text:span text:style-name="T1"><text:line-break/></text:span><text:span text:style-name="T2">ppp</text:span><text:span text:style-name="T1"><text:line-break/></text:span><text:span text:style-name="T1">Wtedy szukam Cię.</text:span><text:span text:style-name="T1"><text:line-break/></text:span><text:span text:style-name="T2">ppp</text:span><text:span text:style-name="T1"><text:line-break/></text:span><text:span text:style-name="T1">Chcę Ci przynieść coś,</text:span><text:span text:style-name="T1"><text:line-break/></text:span><text:span text:style-name="T2">ppp</text:span><text:span text:style-name="T1"><text:line-break/></text:span><text:span text:style-name="T1">co wartościowe jest</text:span><text:span text:style-name="T1"><text:line-break/></text:span><text:span text:style-name="T2">ppp</text:span><text:span text:style-name="T1"><text:line-break/></text:span><text:span text:style-name="T1">co ucieszy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cę dać Ci więcej niż pieśń,</text:span><text:span text:style-name="T1"><text:line-break/></text:span><text:span text:style-name="T2">ppp</text:span><text:span text:style-name="T1"><text:line-break/></text:span><text:span text:style-name="T1">bo wiem, że śpiew nie jest tym,</text:span><text:span text:style-name="T1"><text:line-break/></text:span><text:span text:style-name="T2">ppp</text:span><text:span text:style-name="T1"><text:line-break/></text:span><text:span text:style-name="T1">czego ode mnie chcesz</text:span><text:span text:style-name="T1"><text:line-break/></text:span><text:span text:style-name="T2">ppp</text:span><text:span text:style-name="T1"><text:line-break/></text:span><text:span text:style-name="T1">Ty patrzysz głębiej niż my,</text:span><text:span text:style-name="T1"><text:line-break/></text:span><text:span text:style-name="T2">ppp</text:span><text:span text:style-name="T1"><text:line-break/></text:span><text:span text:style-name="T1">mimo pozorów spraw,</text:span><text:span text:style-name="T1"><text:line-break/></text:span><text:span text:style-name="T2">ppp</text:span><text:span text:style-name="T1"><text:line-break/></text:span><text:span text:style-name="T1">Ty patrzysz w duszę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owracam znowu,</text:span><text:span text:style-name="T1"><text:line-break/></text:span><text:span text:style-name="T1">by wielbić Ciebie,</text:span><text:span text:style-name="T1"><text:line-break/></text:span><text:span text:style-name="T1">By wywyższać Cię,</text:span><text:span text:style-name="T1"><text:line-break/></text:span><text:span text:style-name="T1">by wywyższać Ciebie wciąż.</text:span><text:span text:style-name="T1"><text:line-break/></text:span><text:span text:style-name="T1">Przepraszam Ciebie</text:span><text:span text:style-name="T1"><text:line-break/></text:span><text:span text:style-name="T1">za moje grzechy,</text:span><text:span text:style-name="T1"><text:line-break/></text:span><text:span text:style-name="T1">Chcę wywyższać Cię,</text:span><text:span text:style-name="T1"><text:line-break/></text:span><text:span text:style-name="T1">wywyższać Ciebie wciąż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9T16:26:17</meta:creation-date>
    <dc:creator>Rafał Talacha</dc:creator>
    <dc:date>2009-01-14T20:45:57</dc:date>
    <dc:language>en-US</dc:language>
    <meta:editing-cycles>8</meta:editing-cycles>
    <meta:editing-duration>PT23M4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